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style:font-name-asian="Times New Roman" fo:language="es" fo:country="ES"/>
    </style:style>
    <style:style style:name="P2" style:parent-style-name="Heading1" style:family="paragraph">
      <style:text-properties style:font-name-asian="Times New Roman" fo:language="es" fo:country="ES"/>
    </style:style>
    <style:style style:name="T3" style:parent-style-name="DefaultParagraphFont" style:family="text">
      <style:text-properties style:font-name-asian="Times New Roman"/>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P18" style:parent-style-name="Normal" style:family="paragraph">
      <style:text-properties fo:font-size="9pt" style:font-size-asian="9pt" fo:language="es" fo:country="ES"/>
    </style:style>
    <style:style style:name="P19" style:parent-style-name="Heading3" style:family="paragraph">
      <style:text-properties fo:language="es" fo:country="ES"/>
    </style:style>
    <style:style style:name="P20" style:parent-style-name="Normal" style:family="paragraph">
      <style:paragraph-properties fo:text-align="justify"/>
      <style:text-properties fo:font-size="9pt" style:font-size-asian="9pt" fo:language="es" fo:country="ES"/>
    </style:style>
    <style:style style:name="P21" style:parent-style-name="Normal" style:family="paragraph">
      <style:paragraph-properties fo:text-align="justify"/>
      <style:text-properties fo:font-size="9pt" style:font-size-asian="9pt" fo:language="es" fo:country="ES"/>
    </style:style>
    <style:style style:name="P22" style:parent-style-name="Normal" style:family="paragraph">
      <style:paragraph-properties fo:text-align="justify"/>
      <style:text-properties fo:font-size="9pt" style:font-size-asian="9pt" fo:language="es" fo:country="ES"/>
    </style:style>
    <style:style style:name="P23" style:parent-style-name="Heading3" style:family="paragraph">
      <style:text-properties fo:language="es" fo:country="ES"/>
    </style:style>
    <style:style style:name="P24" style:parent-style-name="Normal" style:family="paragraph">
      <style:text-properties fo:font-size="9pt" style:font-size-asian="9pt" fo:language="es" fo:country="ES"/>
    </style:style>
    <style:style style:name="P25" style:parent-style-name="Normal" style:family="paragraph">
      <style:text-properties fo:font-size="9pt" style:font-size-asian="9pt" fo:language="es" fo:country="ES"/>
    </style:style>
    <style:style style:name="P26" style:parent-style-name="Normal" style:family="paragraph">
      <style:text-properties fo:font-size="9pt" style:font-size-asian="9pt" fo:language="es" fo:country="ES"/>
    </style:style>
    <style:style style:name="P27" style:parent-style-name="Heading3" style:family="paragraph">
      <style:text-properties fo:language="es" fo:country="ES"/>
    </style:style>
    <style:style style:name="P28" style:parent-style-name="Normal" style:family="paragraph">
      <style:paragraph-properties fo:text-align="justify"/>
      <style:text-properties fo:font-size="9pt" style:font-size-asian="9pt" fo:language="es" fo:country="ES"/>
    </style:style>
    <style:style style:name="P29" style:parent-style-name="Normal" style:family="paragraph">
      <style:paragraph-properties fo:text-align="justify"/>
      <style:text-properties fo:font-size="9pt" style:font-size-asian="9pt" fo:language="es" fo:country="ES"/>
    </style:style>
    <style:style style:name="P30" style:parent-style-name="Normal" style:family="paragraph">
      <style:paragraph-properties fo:text-align="justify"/>
      <style:text-properties fo:font-size="9pt" style:font-size-asian="9pt" fo:language="es" fo:country="ES"/>
    </style:style>
    <style:style style:name="P31" style:parent-style-name="Normal" style:family="paragraph">
      <style:paragraph-properties fo:text-align="justify"/>
      <style:text-properties fo:font-size="9pt" style:font-size-asian="9pt" fo:language="es" fo:country="ES"/>
    </style:style>
    <style:style style:name="P32" style:parent-style-name="Heading3" style:family="paragraph">
      <style:text-properties fo:language="es" fo:country="ES"/>
    </style:style>
    <style:style style:name="P33" style:parent-style-name="Normal" style:family="paragraph">
      <style:paragraph-properties fo:text-align="justify"/>
      <style:text-properties fo:font-size="9pt" style:font-size-asian="9pt" fo:language="es" fo:country="ES"/>
    </style:style>
    <style:style style:name="P34" style:parent-style-name="Normal" style:family="paragraph">
      <style:paragraph-properties fo:text-align="justify"/>
      <style:text-properties fo:font-size="9pt" style:font-size-asian="9pt" fo:language="es" fo:country="ES"/>
    </style:style>
    <style:style style:name="P35" style:parent-style-name="Heading3" style:family="paragraph">
      <style:text-properties fo:language="es" fo:country="ES"/>
    </style:style>
    <style:style style:name="P36" style:parent-style-name="Normal" style:family="paragraph">
      <style:paragraph-properties fo:text-align="justify"/>
      <style:text-properties fo:font-size="9pt" style:font-size-asian="9pt" fo:language="es" fo:country="ES"/>
    </style:style>
    <style:style style:name="P37" style:parent-style-name="Heading3" style:family="paragraph">
      <style:text-properties fo:language="es" fo:country="ES"/>
    </style:style>
    <style:style style:name="P38" style:parent-style-name="Normal" style:family="paragraph">
      <style:text-properties fo:font-size="9pt" style:font-size-asian="9pt" fo:language="es" fo:country="ES"/>
    </style:style>
    <style:style style:name="P39" style:parent-style-name="Heading3" style:family="paragraph">
      <style:text-properties fo:language="es" fo:country="ES"/>
    </style:style>
    <style:style style:name="P40" style:parent-style-name="Normal" style:family="paragraph">
      <style:paragraph-properties fo:text-align="justify"/>
    </style:style>
    <style:style style:name="T41"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Heading1" text:outline-level="1"><text:span text:style-name="T3">INFORMACIÓN ACTUALES</text:span></text:h>
      <text:p text:style-name="P4"/>
      <text:p text:style-name="P5">En este apartado evaluaremos los SI con los que la empresa cuenta en la actualidad.</text:p>
      <text:p text:style-name="P6">Dicha información es reducida debido a la poca información obtenida durante las dos 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text:s/>conocía la información que se pretendía obtener.</text:p>
      <text:h text:style-name="P7" text:outline-level="2">Tarea PSI 5.1:<text:s/></text:h>
      <text:h text:style-name="P8" text:outline-level="2">Alcance y Objetivos del Estudio de los Sistemas de<text:s/>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text:s/>Esto es importante ya que en la actualidad carecen de un SI que enlace los distintos departamentos de la empresa siendo ese el primer paso para correcto aprovechamiento de estos. Futuras mejoras que se puedan realizar sobre las TIC en la empresa o futuros SI que se implanten deberán poder partir del que se implante ahora que debería de hacer de cimientos operacionales para la empres.</text:p>
      <text:p text:style-name="P10">El SI propuesto<text:s/>afectará principalmente a los principales procesos organizativos de la<text:s/>empresa y<text:s/>también en menor<text:s/>medida a<text:s/>los<text:s/>tácticos<text:s/>básicos. Ya que estas acciones son el núcleo operativo y afectarán a la parte baja de la pirámide de los SI deben aplicarse con especial cuidado pues futuras mejoras deberán poder partir de ella.</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 Ya que no existe un método TIC pensado para realizar la comunicación entre los departamentos esta se realiza mediante papel lo cual hace<text:s/><text:soft-page-break/>que la comunicación interdepartamental actúe como cuello de botella a la hora de realizar los procesos de la organización y fomenta el uso del papel para realizar dicha comunicación.</text:p>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P18">Se<text:s/>detallan a continuación aquellos requisitos que cada SI de la empresa ya cumple.</text:p>
      <text:h text:style-name="P19" text:outline-level="3">2.1.1 CALCULO DE NOMINAS:<text:s/></text:h>
      <text:p text:style-name="P20">Los principales requisitos a lograr respecto de la creación de nóminas son la automatización de las mimas mediante una herramienta que lo facilite. Dicha herramienta o no existe o no ha sido mencionada.</text:p>
      <text:p text:style-name="P21">Adicionalmente se puede ver por los problemas que existen con respecto a las nóminas que no existe una correcta forma de obtener la información necesaria para hacerla debido que no hay un SI que centralice la información de los distintos departamentos de la empresa.</text:p>
      <text:p text:style-name="P22"><text:bookmark-start text:name="OLE_LINK23"/><text:bookmark-start text:name="OLE_LINK24"/>Es necesaria una evaluación más en profundidad de los SI<text:s/>utilizados<text:s/>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3" text:outline-level="3"><text:bookmark-end text:name="OLE_LINK23"/><text:bookmark-end text:name="OLE_LINK24"/>2.1.2 GESTION DE CUADRANTES:<text:s/></text:h>
      <text:p text:style-name="P24">La creación de cuadrantes carece una herramienta dedicada que automatice o facilite el proceso o al menos dicha herramienta no ha sido mencionada.</text:p>
      <text:p text:style-name="P25">Aparentemente tampoco hay un método automatizado para comunicar sus horarios a los empleados de seguridad.</text:p>
      <text:p text:style-name="P26">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7" text:outline-level="3">2.1.3 FACTURACION:<text:s/></text:h>
      <text:p text:style-name="P28">No existe una herramienta dedicada a la automatización de las facturas o no se menciona.</text:p>
      <text:soft-page-break/>
      <text:p text:style-name="P29">La información necesaria para crear las facturas no es accesible ya que la información dentro de la empresa no está centralizada en un SI y por tanto no es compartida e forma automática entre los departamentos.</text:p>
      <text:p text:style-name="P30">Cuentan con equipos capaces de crear facturas los cuales podrán aprovecharse como una de las fuentes de entrada para la realización de dicho proceso una vez sea automatizado.</text:p>
      <text:p text:style-name="P31">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2" text:outline-level="3">2.1.4 CONEXIÓN CON CONTABILIDAD:<text:s/></text:h>
      <text:p text:style-name="P33">El departamento de contabilidad al igual que el resto de los departamentos está poco informatizado. Carece de herramientas diseñadas para la contabilidad o no se mencionan. La información en este departamento no está centralizada y por tanto no es compartida con el resto de los departamentos de la empresa lo cual implica una reducción en las posibilidades de automatización de sus procesos hasta que esto no se subsane.</text:p>
      <text:p text:style-name="P34">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5" text:outline-level="3">2.1.5 GESTION DE TELEVIGILANCIA:<text:s/></text:h>
      <text:p text:style-name="P36">Este departamento todavía no ha sido creado en la empresa por lo que implantar correctamente un SI en él será algo vital. Mostrará a la empresa la ventaja de la correcta implantación de estos sistemas con lo que se pretenderá incentivar el efecto contagio para promover que una vez implantado el SI la empresa siga invirtiendo en TIC para continuar mejorando sus procesos según vayan creciendo.</text:p>
      <text:h text:style-name="P37" text:outline-level="3">2.1.6 COMUNICACIÓN INTERNA:<text:s/></text:h>
      <text:p text:style-name="P38">No existe una forma establecida de comunicar los distintos departamentos de la empresa. La comunicación es en su mayoría realizada en papel.</text:p>
      <text:h text:style-name="P39" text:outline-level="3">2.1.7 CONEXIONES REMOTAS DEL SISTEMA:</text:h>
      <text:p text:style-name="P40"><text:span text:style-name="T41">La empresa tiene un dominio comprado para mantener su página web y un ordenador dedicado o un servicio de hosting que la mantiene en la actualidad. Para la futura página web se podrán aprovechar estos lo cual supondrá un ahorro de tiempo y dinero. Seguirlos utilizando aporta otra ventaja y es que los clientes actuales de la empresa que ya utilicen estos servicios podrán seguirlos utilizando como ahora una vez hayan sido renovados. La empresa dará a dichos clientes una nueva imagen más moderna que la actual lo cual es positivo pues provocará la reafirmación de los clientes actu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3763"/>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5:57:00Z</dc:date>
    <meta:template xlink:href="Business%20Paper" xlink:type="simple"/>
    <meta:editing-cycles>15</meta:editing-cycles>
    <meta:editing-duration>PT17820S</meta:editing-duration>
    <meta:user-defined meta:name="AssetID">TF10002024</meta:user-defined>
    <meta:document-statistic meta:page-count="3" meta:paragraph-count="15" meta:word-count="1192" meta:character-count="7974" meta:row-count="56" meta:non-whitespace-character-count="6797"/>
  </office:meta>
</office:document-meta>
</file>